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7352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3" style:family="text">
      <style:text-properties fo:font-variant="normal" fo:text-transform="none" fo:color="#776300" style:text-line-through-style="none" style:text-line-through-type="none" style:text-position="0% 100%" style:font-name="Arial" fo:font-size="20pt" fo:font-style="normal" style:text-underline-style="none" fo:font-weight="bold" style:font-name-asian="Arial1" style:font-size-asian="20pt" style:font-style-asian="normal" style:font-weight-asian="bold" style:font-name-complex="Arial1" style:font-size-complex="20pt"/>
    </style:style>
    <style:style style:name="T4" style:family="text">
      <style:text-properties fo:font-variant="normal" fo:text-transform="none" fo:color="#3a3e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T5" style:family="text">
      <style:text-properties fo:font-variant="normal" fo:text-transform="none" fo:color="#7176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6" style:family="text">
      <style:text-properties fo:font-variant="normal" fo:text-transform="none" fo:color="#2f31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T7" style:family="text">
      <style:text-properties fo:font-variant="normal" fo:text-transform="none" fo:color="#1a1c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8" style:family="text">
      <style:text-properties fo:font-variant="normal" fo:text-transform="none" fo:color="#a5aa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9" style:family="text">
      <style:text-properties fo:font-variant="normal" fo:text-transform="none" fo:color="#9ba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0" style:family="text">
      <style:text-properties fo:font-variant="normal" fo:text-transform="none" fo:color="#6a6500" style:text-line-through-style="none" style:text-line-through-type="none" style:text-position="0% 100%" style:font-name="Courier New" fo:font-size="9pt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/>
    </style:style>
    <style:style style:name="T11" style:family="text">
      <style:text-properties fo:font-variant="normal" fo:text-transform="none" fo:color="#4145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2" style:family="text">
      <style:text-properties fo:font-variant="normal" fo:text-transform="none" fo:color="#262b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3" style:family="text">
      <style:text-properties fo:font-variant="normal" fo:text-transform="none" fo:color="#363b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4" style:family="text">
      <style:text-properties fo:font-variant="normal" fo:text-transform="none" fo:color="#1c21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5" style:family="text">
      <style:text-properties fo:font-variant="normal" fo:text-transform="none" fo:color="#2a2f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6" style:family="text">
      <style:text-properties fo:font-variant="normal" fo:text-transform="none" fo:color="#272d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7" style:family="text">
      <style:text-properties fo:font-variant="normal" fo:text-transform="none" fo:color="#6469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8" style:family="text">
      <style:text-properties fo:font-variant="normal" fo:text-transform="none" fo:color="#3234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9" style:family="text">
      <style:text-properties fo:font-variant="normal" fo:text-transform="none" fo:color="#1314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0" style:family="text">
      <style:text-properties fo:font-variant="normal" fo:text-transform="none" fo:color="#2f28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21" style:family="text">
      <style:text-properties fo:font-variant="normal" fo:text-transform="none" fo:color="#0f0a00" style:text-line-through-style="none" style:text-line-through-type="none" style:text-position="0% 100%" style:font-name="Courier New" fo:font-size="9pt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/>
    </style:style>
    <style:style style:name="T22" style:family="text">
      <style:text-properties fo:font-variant="normal" fo:text-transform="none" fo:color="#140a00" style:text-line-through-style="none" style:text-line-through-type="none" style:text-position="0% 100%" style:font-name="Courier New" fo:font-size="9pt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/>
    </style:style>
    <style:style style:name="T23" style:family="text">
      <style:text-properties fo:font-variant="normal" fo:text-transform="none" fo:color="#170e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24" style:family="text">
      <style:text-properties fo:font-variant="normal" fo:text-transform="none" fo:color="#0f0f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25" style:family="text">
      <style:text-properties fo:font-variant="normal" fo:text-transform="none" fo:color="#1111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26" style:family="text">
      <style:text-properties fo:font-variant="normal" fo:text-transform="none" fo:color="#4242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27" style:family="text">
      <style:text-properties fo:font-variant="normal" fo:text-transform="none" fo:color="#6154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28" style:family="text">
      <style:text-properties fo:font-variant="normal" fo:text-transform="none" fo:color="#5557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as-char" style:rel-width="100%" draw:z-index="0" draw:style-name="gr1" draw:text-style-name="P3" svg:width="0.0012in" svg:height="0.0213in"><text:p/></draw:rect></text:p>
      <text:p text:style-name="P2"><text:span text:style-name="T2">Mesura del</text:span></text:p>
      <text:p text:style-name="P2"><text:span text:style-name="T3">del temps de reacció den a les respURS</text:span></text:p>
      <text:p text:style-name="P2"><text:span text:style-name="T4">Objectiu</text:span></text:p>
      <text:p text:style-name="P2"><text:span text:style-name="T5">•Experimentar el temps de reacció, és a dir, el temps que tarda l'impuls nerviós a viatjar per les vies nervioses, des d'un receptor fins a l'efector, davant d'un estímul visual. O Material</text:span></text:p>
      <text:p text:style-name="P2"><text:span text:style-name="T6">• Un regle de 30 cm i la taula de temps de reacció</text:span></text:p>
      <text:p text:style-name="P2"><text:span text:style-name="T7">O Procediment</text:span></text:p>
      <text:p text:style-name="P2"><text:span text:style-name="T8">esnter</text:span></text:p>
      <text:p text:style-name="P2"><text:span text:style-name="T9">nst</text:span></text:p>
      <text:p text:style-name="P2"><text:span text:style-name="T10">sup kis</text:span></text:p>
      <text:p text:style-name="P2"><text:span text:style-name="T11">1. Un company o una companya aguanta el regle i tu situes</text:span></text:p>
      <text:p text:style-name="P2"><text:span text:style-name="T12">els dits a banda i banda del zero, sense tocar el regle.</text:span></text:p>
      <text:p text:style-name="P2"><text:span text:style-name="T13">2. El teu company o companya deixa caure el regle sense avisar-te. És important no fer cap senyal, per no influir en el temps de reacció.</text:span></text:p>
      <text:p text:style-name="P2"><text:span text:style-name="T14">3. Tu l'has d'agafar tan ràpidament com puguis (tancant els dits sobre el regle).</text:span></text:p>
      <text:p text:style-name="P2"><text:span text:style-name="T15">4. Per valorar el temps de reacció, necessitem saber l'espai recorregut. Anota els centímetres corresponents al punt on has tancat els dits per agafar el regle.</text:span></text:p>
      <text:p text:style-name="P2"><text:span text:style-name="T16">5. Amb la taula que tens a continuació pots saber el teu temps de reacció, és a dir, el temps que has tardat a adonar-te que queia el regle i a agafar-lo.</text:span></text:p>
      <text:p text:style-name="P2"><text:span text:style-name="T17">6. Repeteix l'experiència diverses vegades i anota'n les dades.</text:span></text:p>
      <text:p text:style-name="P2"><text:span text:style-name="T18">7. Comprova si el teu temps de reacció a aquest estímul és el mateix si utilitzes la mà esquerra.</text:span></text:p>
      <text:p text:style-name="P2"><text:span text:style-name="T19">8. Convida el teu company a repetir l'experiència canviant-vos els papers.</text:span></text:p>
      <text:p text:style-name="P2"><text:span text:style-name="T20">Espai recorregut en el regle (cm)</text:span></text:p>
      <text:p text:style-name="P2"><text:span text:style-name="T21">6</text:span></text:p>
      <text:p text:style-name="P2"><text:span text:style-name="T22">9</text:span></text:p>
      <text:p text:style-name="P2"><text:span text:style-name="T23">Temps de reacció (segons)</text:span></text:p>
      <text:p text:style-name="P2"><text:span text:style-name="T24">0,109</text:span></text:p>
      <text:p text:style-name="P2"><text:span text:style-name="T25">0,134</text:span></text:p>
      <text:p text:style-name="P2"><text:soft-page-break/><text:span text:style-name="T26">1219 15 18 0,154 0,173 0,189</text:span></text:p>
      <text:p text:style-name="P2"><text:span text:style-name="T27">21</text:span></text:p>
      <text:p text:style-name="P2"><text:span text:style-name="T28">0,20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8" meta:word-count="245" meta:character-count="1308" meta:non-whitespace-character-count="1090"/>
    <meta:generator>LibreOfficeDev/6.0.5.2$Linux_X86_64 LibreOffice_project/</meta:generator>
  </office:meta>
</office:document-meta>
</file>